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10-07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8-19 20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6-05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3-26 2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11-26 20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08-22 21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06-18 21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05-22 2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05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4-03-20 2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3-11-21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3-10-17 21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3-09-20 21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3-08-22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3-07-25 21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3-06-23 20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3-05-23 20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3-04-17 20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2-11-16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2-10-21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2-09-19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2-08-24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2-07-27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2-06-27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2-04-26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2-03-24 2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1-11-24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1-10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1-09-21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1-08-19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1-07-21 1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1-06-17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1-04-15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1-03-22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0-11-19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0-10-26 2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0-09-22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0-08-18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0-07-22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0-06-17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20-05-27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19-11-19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19-10-23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19-09-19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19-08-22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19-07-23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19-06-24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19-05-20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19-04-18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18-11-13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18-10-17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18-09-26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18-08-16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18-07-17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18-06-13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18-05-10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18-04-23 2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17-11-22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17-10-26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17-09-21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17-08-23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17-07-17 20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17-06-26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17-05-23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17-04-27 21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16-11-09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16-10-12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16-09-14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16-08-09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16-07-14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16-06-16 2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16-05-12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16-04-12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15-11-13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15-10-06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15-09-11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15-08-11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15-06-08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15-05-12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15-04-08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14-11-06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14-10-09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14-09-08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14-08-12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14-07-08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14-06-12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14-05-13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14-04-11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13-11-0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13-10-0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13-09-1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13-08-12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13-07-1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13-06-0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13-05-0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13-04-09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12-11-0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12-10-12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12-09-1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12-08-0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12-07-09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12-06-12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12-05-03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12-04-1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11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11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11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11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11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11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11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11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10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10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10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10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10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10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366</text:p>
          </table:table-cell>
          <table:table-cell office:value-type="string" calcext:value-type="string">
            <text:p>QWTA nr Benson, Jossart WMA</text:p>
          </table:table-cell>
          <table:table-cell office:value-type="string" calcext:value-type="string">
            <text:p>2010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9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44" meta:object-count="0"/>
    <meta:user-defined meta:name="AppVersion">3.0</meta:user-defined>
  </office:meta>
</office:document-meta>
</file>